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580000001FC3BA3FA040348F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9dd0e"/>
    </style:style>
    <style:style style:name="P3" style:family="paragraph" style:parent-style-name="Title">
      <style:text-properties officeooo:rsid="0049dd0e" officeooo:paragraph-rsid="0049dd0e"/>
    </style:style>
    <style:style style:name="P4" style:family="paragraph" style:parent-style-name="Footer">
      <style:paragraph-properties fo:text-align="end" style:justify-single-word="false"/>
    </style:style>
    <style:style style:name="P5" style:family="paragraph" style:parent-style-name="Text_20_body">
      <style:text-properties officeooo:rsid="0005a9e8" officeooo:paragraph-rsid="0005a9e8"/>
    </style:style>
    <style:style style:name="P6" style:family="paragraph" style:parent-style-name="Title">
      <style:text-properties officeooo:rsid="0005a9e8" officeooo:paragraph-rsid="0005a9e8"/>
    </style:style>
    <style:style style:name="P7" style:family="paragraph" style:parent-style-name="Text_20_body">
      <style:paragraph-properties fo:text-align="end" style:justify-single-word="false"/>
      <style:text-properties officeooo:rsid="0005a9e8" officeooo:paragraph-rsid="0005a9e8"/>
    </style:style>
    <style:style style:name="P8" style:family="paragraph" style:parent-style-name="Text_20_body">
      <style:paragraph-properties fo:text-align="center" style:justify-single-word="false"/>
      <style:text-properties officeooo:rsid="0005a9e8" officeooo:paragraph-rsid="0005a9e8"/>
    </style:style>
    <style:style style:name="P9" style:family="paragraph" style:parent-style-name="Text_20_body">
      <style:paragraph-properties fo:line-height="200%"/>
      <style:text-properties officeooo:rsid="0005a9e8" officeooo:paragraph-rsid="0005a9e8"/>
    </style:style>
    <style:style style:name="P10" style:family="paragraph" style:parent-style-name="Text_20_body">
      <style:text-properties officeooo:rsid="0005a9e8" officeooo:paragraph-rsid="0048b366"/>
    </style:style>
    <style:style style:name="P11" style:family="paragraph" style:parent-style-name="Text_20_body">
      <style:paragraph-properties fo:line-height="100%" fo:text-align="center" style:justify-single-word="false" fo:break-before="page"/>
      <style:text-properties officeooo:rsid="0005a9e8" officeooo:paragraph-rsid="0005a9e8"/>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1" style:font-size-complex="28pt" style:font-weight-complex="bold"/>
    </style:style>
    <style:style style:name="P14" style:family="paragraph" style:parent-style-name="Text_20_body">
      <style:paragraph-properties fo:text-align="end" style:justify-single-word="false"/>
      <style:text-properties officeooo:rsid="00496ac9" officeooo:paragraph-rsid="0005a9e8"/>
    </style:style>
    <style:style style:name="P15" style:family="paragraph" style:parent-style-name="Title" style:master-page-name="sin_20_numeracion">
      <style:paragraph-properties fo:text-align="start" style:justify-single-word="false" style:page-number="auto"/>
      <style:text-properties fo:font-size="22pt" officeooo:rsid="004d7fdb" officeooo:paragraph-rsid="004d7fdb" style:font-size-asian="19.25pt" style:font-size-complex="22pt"/>
    </style:style>
    <style:style style:name="P16" style:family="paragraph" style:parent-style-name="Heading_20_2">
      <style:paragraph-properties fo:text-align="justify" style:justify-single-word="false"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Contents_20_4">
      <style:paragraph-properties>
        <style:tab-stops>
          <style:tab-stop style:position="17cm" style:type="right" style:leader-style="dotted" style:leader-text="."/>
        </style:tab-stops>
      </style:paragraph-properties>
    </style:style>
    <style:style style:name="P21" style:family="paragraph" style:parent-style-name="Heading_20_1" style:list-style-name="" style:master-page-name="Standard">
      <style:paragraph-properties fo:text-align="center" style:justify-single-word="false" style:page-number="1"/>
      <style:text-properties style:font-name="Liberation Sans" fo:font-size="18pt" fo:font-weight="bold" officeooo:rsid="004f0162" officeooo:paragraph-rsid="004f0162" style:font-name-asian="Microsoft YaHei" style:font-size-asian="18pt" style:font-weight-asian="bold" style:font-name-complex="Arial1" style:font-size-complex="18pt" style:font-weight-complex="bold"/>
    </style:style>
    <style:style style:name="P22" style:family="paragraph" style:parent-style-name="Heading_20_4">
      <style:text-properties officeooo:paragraph-rsid="004f0162"/>
    </style:style>
    <style:style style:name="P23" style:family="paragraph" style:parent-style-name="Heading_20_4">
      <style:text-properties officeooo:paragraph-rsid="004fbddf"/>
    </style:style>
    <style:style style:name="P24" style:family="paragraph" style:parent-style-name="Heading_20_4">
      <style:text-properties officeooo:paragraph-rsid="0051d622"/>
    </style:style>
    <style:style style:name="P25" style:family="paragraph" style:parent-style-name="Preformatted_20_Text">
      <loext:graphic-properties draw:fill="solid" draw:fill-color="#282828" draw:opacity="100%"/>
      <style:paragraph-properties fo:background-color="#282828"/>
      <style:text-properties fo:language="zxx" fo:country="none"/>
    </style:style>
    <style:style style:name="P26" style:family="paragraph" style:parent-style-name="Preformatted_20_Text">
      <loext:graphic-properties draw:fill="solid" draw:fill-color="#282828" draw:opacity="100%"/>
      <style:paragraph-properties fo:background-color="#282828"/>
      <style:text-properties fo:color="#928374" loext:opacity="100%" fo:language="zxx" fo:country="none" fo:font-style="italic" style:text-underline-style="none" fo:font-weight="normal" fo:background-color="transparent"/>
    </style:style>
    <style:style style:name="P27" style:family="paragraph" style:parent-style-name="Preformatted_20_Text">
      <loext:graphic-properties draw:fill="solid" draw:fill-color="#282828" draw:opacity="100%"/>
      <style:paragraph-properties fo:background-color="#282828"/>
      <style:text-properties fo:color="#8ec07c" loext:opacity="100%" fo:language="zxx" fo:country="none" fo:font-style="normal" style:text-underline-style="none" fo:font-weight="normal" fo:background-color="transparent"/>
    </style:style>
    <style:style style:name="P28" style:family="paragraph" style:parent-style-name="Text_20_body">
      <style:paragraph-properties fo:text-align="start" style:justify-single-word="false"/>
      <style:text-properties style:font-name="Liberation Sans" fo:font-size="14pt" fo:font-weight="normal" officeooo:rsid="004d7fdb" officeooo:paragraph-rsid="004d7fdb" style:font-name-asian="Microsoft YaHei" style:font-size-asian="12.25pt" style:font-weight-asian="normal" style:font-name-complex="Arial1" style:font-size-complex="14pt" style:font-weight-complex="normal"/>
    </style:style>
    <style:style style:name="P29" style:family="paragraph" style:parent-style-name="Text_20_body">
      <style:paragraph-properties fo:text-align="justify" style:justify-single-word="false"/>
      <style:text-properties style:font-name="Liberation Sans"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30" style:family="paragraph" style:parent-style-name="Text_20_body">
      <style:paragraph-properties fo:text-align="justify" style:justify-single-word="false" fo:break-before="page"/>
      <style:text-properties style:font-name="Liberation Sans"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31" style:family="paragraph" style:parent-style-name="Text_20_body">
      <style:paragraph-properties fo:text-align="justify" style:justify-single-word="false" fo:break-before="column"/>
      <style:text-properties style:font-name="Liberation Sans"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32" style:family="paragraph" style:parent-style-name="Text_20_body">
      <style:paragraph-properties fo:text-align="justify" style:justify-single-word="false"/>
      <style:text-properties style:font-name="Liberation Sans" fo:font-size="12pt" fo:font-weight="normal" officeooo:rsid="002b2633" officeooo:paragraph-rsid="0051d622" style:font-name-asian="Microsoft YaHei" style:font-size-asian="12pt" style:font-weight-asian="normal" style:font-name-complex="Arial1" style:font-size-complex="12pt" style:font-weight-complex="normal"/>
    </style:style>
    <style:style style:name="P33" style:family="paragraph" style:parent-style-name="Text_20_body">
      <style:paragraph-properties fo:text-align="justify" style:justify-single-word="false"/>
      <style:text-properties style:font-name="Liberation Sans" fo:font-size="12pt" fo:font-weight="normal" officeooo:rsid="002b2633" officeooo:paragraph-rsid="005212f0" style:font-name-asian="Microsoft YaHei" style:font-size-asian="12pt" style:font-weight-asian="normal" style:font-name-complex="Arial1" style:font-size-complex="12pt" style:font-weight-complex="normal"/>
    </style:style>
    <style:style style:name="P34" style:family="paragraph" style:parent-style-name="Text_20_body">
      <style:paragraph-properties fo:text-align="end" style:justify-single-word="false"/>
      <style:text-properties style:font-name="Liberation Sans" fo:font-size="12pt" fo:font-weight="normal" officeooo:rsid="002b2633" officeooo:paragraph-rsid="0051d622" style:font-name-asian="Microsoft YaHei" style:font-size-asian="12pt" style:font-weight-asian="normal" style:font-name-complex="Arial1" style:font-size-complex="12pt" style:font-weight-complex="normal"/>
    </style:style>
    <style:style style:name="P35" style:family="paragraph" style:parent-style-name="Text_20_body">
      <style:paragraph-properties fo:text-align="end" style:justify-single-word="false"/>
      <style:text-properties style:font-name="Liberation Sans" fo:font-size="12pt" fo:font-weight="normal" officeooo:rsid="002b2633" officeooo:paragraph-rsid="005212f0" style:font-name-asian="Microsoft YaHei" style:font-size-asian="12pt" style:font-weight-asian="normal" style:font-name-complex="Arial1" style:font-size-complex="12pt" style:font-weight-complex="normal"/>
    </style:style>
    <style:style style:name="P36" style:family="paragraph" style:parent-style-name="Text_20_body">
      <style:paragraph-properties fo:text-align="end" style:justify-single-word="false"/>
      <style:text-properties style:font-name="Liberation Sans" fo:font-size="12pt" fo:font-weight="normal" officeooo:rsid="002b2633" officeooo:paragraph-rsid="0055998d" style:font-name-asian="Microsoft YaHei" style:font-size-asian="12pt" style:font-weight-asian="normal" style:font-name-complex="Arial1" style:font-size-complex="12pt" style:font-weight-complex="normal"/>
    </style:style>
    <style:style style:name="P37"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12529" loext:opacity="100%" style:font-name="apple-system" fo:font-size="11.25pt" fo:letter-spacing="normal" fo:font-style="normal" fo:font-weight="normal"/>
    </style:style>
    <style:style style:name="P38" style:family="paragraph" style:parent-style-name="Text_20_body">
      <style:text-properties officeooo:rsid="004f0162" officeooo:paragraph-rsid="004f0162"/>
    </style:style>
    <style:style style:name="P39" style:family="paragraph" style:parent-style-name="Text_20_body">
      <style:paragraph-properties fo:text-align="justify" style:justify-single-word="false"/>
      <style:text-properties officeooo:rsid="004f0162" officeooo:paragraph-rsid="004f0162"/>
    </style:style>
    <style:style style:name="P40" style:family="paragraph" style:parent-style-name="Text_20_body">
      <style:paragraph-properties fo:text-align="justify" style:justify-single-word="false"/>
      <style:text-properties officeooo:rsid="004f0162" officeooo:paragraph-rsid="004fbddf"/>
    </style:style>
    <style:style style:name="P41" style:family="paragraph" style:parent-style-name="Text_20_body">
      <style:paragraph-properties fo:text-align="justify" style:justify-single-word="false"/>
      <style:text-properties officeooo:rsid="004f0162" officeooo:paragraph-rsid="0051d622"/>
    </style:style>
    <style:style style:name="P42" style:family="paragraph" style:parent-style-name="Text_20_body">
      <style:paragraph-properties fo:margin-top="0cm" fo:margin-bottom="0.146cm" style:contextual-spacing="false" fo:text-align="justify" style:justify-single-word="false"/>
      <style:text-properties style:font-name="Liberation Mono" fo:font-size="10pt" fo:font-weight="normal" officeooo:rsid="002b2633" officeooo:paragraph-rsid="000ff928" style:font-name-asian="Noto Sans Mono CJK SC" style:font-size-asian="10pt" style:font-weight-asian="normal" style:font-name-complex="Liberation Mono" style:font-size-complex="10pt" style:font-weight-complex="normal"/>
    </style:style>
    <style:style style:name="P43" style:family="paragraph" style:parent-style-name="Text_20_body">
      <loext:graphic-properties draw:fill="solid" draw:fill-color="#e8f2a1" draw:fill-gradient-name="gradient" draw:fill-hatch-name="hatch"/>
      <style:paragraph-properties fo:margin-left="2cm" fo:margin-right="2cm" fo:margin-top="0cm" fo:margin-bottom="0.146cm" style:contextual-spacing="false" fo:text-align="justify" style:justify-single-word="false" fo:text-indent="0cm" style:auto-text-indent="false" fo:background-color="#e8f2a1" fo:padding="0.15cm" fo:border="0.06pt solid #000000"/>
      <style:text-properties style:font-name="Liberation Mono" fo:font-size="10pt" fo:font-weight="normal" officeooo:rsid="002b2633" officeooo:paragraph-rsid="000ff928" style:font-name-asian="Noto Sans Mono CJK SC" style:font-size-asian="10pt" style:font-weight-asian="normal" style:font-name-complex="Liberation Mono" style:font-size-complex="10pt" style:font-weight-complex="normal"/>
    </style:style>
    <style:style style:name="P44" style:family="paragraph" style:parent-style-name="Text_20_body">
      <loext:graphic-properties draw:fill="solid" draw:fill-color="#e8f2a1" draw:fill-gradient-name="gradient" draw:fill-hatch-name="hatch"/>
      <style:paragraph-properties fo:margin-left="2cm" fo:margin-right="2cm" fo:margin-top="0cm" fo:margin-bottom="0.146cm" style:contextual-spacing="false" fo:text-align="justify" style:justify-single-word="false" fo:text-indent="0cm" style:auto-text-indent="false" fo:background-color="#e8f2a1" fo:padding="0.15cm" fo:border="0.06pt solid #000000"/>
      <style:text-properties style:font-name="Liberation Mono" fo:font-size="10pt" fo:font-weight="normal" officeooo:rsid="002b2633" officeooo:paragraph-rsid="0053a242" style:font-name-asian="Noto Sans Mono CJK SC" style:font-size-asian="10pt" style:font-weight-asian="normal" style:font-name-complex="Liberation Mono" style:font-size-complex="10pt" style:font-weight-complex="normal"/>
    </style:style>
    <style:style style:name="P45" style:family="paragraph" style:parent-style-name="Text_20_body">
      <loext:graphic-properties draw:fill="solid" draw:fill-color="#282828" draw:fill-gradient-name="gradient" draw:fill-hatch-name="hatch" draw:opacity="100%"/>
      <style:paragraph-properties fo:margin-left="2cm" fo:margin-right="2cm" fo:margin-top="0cm" fo:margin-bottom="0.146cm" style:contextual-spacing="false" fo:text-align="start" style:justify-single-word="false" fo:text-indent="0cm" style:auto-text-indent="false" fo:background-color="#282828" fo:padding="0.15cm" fo:border="0.06pt solid #000000"/>
      <style:text-properties style:font-name="Liberation Mono" fo:font-size="8pt" fo:language="zxx" fo:country="none" officeooo:rsid="002b2633" officeooo:paragraph-rsid="0053a242" style:font-name-asian="Noto Sans Mono CJK SC" style:font-size-asian="8pt" style:font-weight-asian="normal" style:font-name-complex="Liberation Mono" style:font-size-complex="8pt" style:font-weight-complex="normal"/>
    </style:style>
    <style:style style:name="P46" style:family="paragraph" style:parent-style-name="Text_20_body">
      <loext:graphic-properties draw:fill="solid" draw:fill-color="#282828" draw:fill-gradient-name="gradient" draw:fill-hatch-name="hatch" draw:opacity="100%"/>
      <style:paragraph-properties fo:margin-left="2cm" fo:margin-right="2cm" fo:margin-top="0cm" fo:margin-bottom="0.146cm" style:contextual-spacing="false" fo:text-align="start" style:justify-single-word="false" fo:text-indent="0cm" style:auto-text-indent="false" fo:background-color="#282828" fo:padding="0.15cm" fo:border="0.06pt solid #000000"/>
      <style:text-properties fo:color="#928374" loext:opacity="100%" style:font-name="Liberation Mono" fo:font-size="8pt" fo:language="zxx" fo:country="none" fo:font-style="italic" style:text-underline-style="none" fo:font-weight="normal" officeooo:rsid="002b2633" officeooo:paragraph-rsid="0053a242" fo:background-color="transparent" style:font-name-asian="Noto Sans Mono CJK SC" style:font-size-asian="8pt" style:font-weight-asian="normal" style:font-name-complex="Liberation Mono" style:font-size-complex="8pt" style:font-weight-complex="normal"/>
    </style:style>
    <style:style style:name="P47" style:family="paragraph" style:parent-style-name="Text_20_body">
      <loext:graphic-properties draw:fill="solid" draw:fill-color="#282828" draw:fill-gradient-name="gradient" draw:fill-hatch-name="hatch" draw:opacity="100%"/>
      <style:paragraph-properties fo:margin-left="2cm" fo:margin-right="2cm" fo:margin-top="0cm" fo:margin-bottom="0.146cm" style:contextual-spacing="false" fo:text-align="start" style:justify-single-word="false" fo:text-indent="0cm" style:auto-text-indent="false" fo:background-color="#282828" fo:padding="0.15cm" fo:border="0.06pt solid #000000"/>
      <style:text-properties fo:color="#dddddd" loext:opacity="100%" style:font-name="Liberation Mono" fo:font-size="8pt" fo:language="zxx" fo:country="none" fo:font-style="normal" style:text-underline-style="none" fo:font-weight="normal" officeooo:rsid="002b2633" officeooo:paragraph-rsid="0053a242" fo:background-color="transparent" style:font-name-asian="Noto Sans Mono CJK SC" style:font-size-asian="8pt" style:font-weight-asian="normal" style:font-name-complex="Liberation Mono" style:font-size-complex="8pt" style:font-weight-complex="normal"/>
    </style:style>
    <style:style style:name="P48" style:family="paragraph" style:parent-style-name="Text_20_body">
      <loext:graphic-properties draw:fill="solid" draw:fill-color="#282828" draw:fill-gradient-name="gradient" draw:fill-hatch-name="hatch" draw:opacity="100%"/>
      <style:paragraph-properties fo:margin-left="2cm" fo:margin-right="2cm" fo:margin-top="0cm" fo:margin-bottom="0.146cm" style:contextual-spacing="false" fo:text-align="start" style:justify-single-word="false" fo:text-indent="0cm" style:auto-text-indent="false" fo:background-color="#282828" fo:padding="0.15cm" fo:border="0.06pt solid #000000"/>
      <style:text-properties fo:color="#8ec07c" loext:opacity="100%" style:font-name="Liberation Mono" fo:font-size="8pt" fo:language="zxx" fo:country="none" fo:font-style="normal" style:text-underline-style="none" fo:font-weight="normal" officeooo:rsid="002b2633" officeooo:paragraph-rsid="0053a242" fo:background-color="transparent" style:font-name-asian="Noto Sans Mono CJK SC" style:font-size-asian="8pt" style:font-weight-asian="normal" style:font-name-complex="Liberation Mono" style:font-size-complex="8pt" style:font-weight-complex="normal"/>
    </style:style>
    <style:style style:name="P49" style:family="paragraph" style:parent-style-name="Text_20_body">
      <style:paragraph-properties fo:text-align="end" style:justify-single-word="false"/>
      <style:text-properties officeooo:paragraph-rsid="000ff928"/>
    </style:style>
    <style:style style:name="T1" style:family="text">
      <style:text-properties style:font-name="Liberation Sans" fo:font-weight="bold" style:font-name-asian="Microsoft YaHei" style:font-weight-asian="bold" style:font-name-complex="Arial1" style:font-weight-complex="bold"/>
    </style:style>
    <style:style style:name="T2" style:family="text">
      <style:text-properties officeooo:rsid="004f0162"/>
    </style:style>
    <style:style style:name="T3" style:family="text">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T4" style:family="text">
      <style:text-properties officeooo:rsid="004fbddf"/>
    </style:style>
    <style:style style:name="T5" style:family="text">
      <style:text-properties officeooo:rsid="0051d622"/>
    </style:style>
    <style:style style:name="T6" style:family="text">
      <style:text-properties officeooo:rsid="004a406b"/>
    </style:style>
    <style:style style:name="T7" style:family="text">
      <style:text-properties fo:font-style="normal" style:text-underline-style="none" fo:font-weight="normal" fo:background-color="transparent" loext:char-shading-value="0"/>
    </style:style>
    <style:style style:name="T8" style:family="text">
      <style:text-properties fo:font-style="normal" style:text-underline-style="none" fo:background-color="transparent" loext:char-shading-value="0"/>
    </style:style>
    <style:style style:name="T9" style:family="text">
      <style:text-properties style:text-underline-style="none" fo:background-color="transparent" loext:char-shading-value="0"/>
    </style:style>
    <style:style style:name="T10" style:family="text">
      <style:text-properties fo:background-color="transparent" loext:char-shading-value="0"/>
    </style:style>
    <style:style style:name="T11" style:family="text">
      <style:text-properties officeooo:rsid="00545654"/>
    </style:style>
    <style:style style:name="T12" style:family="text">
      <style:text-properties fo:color="#abb2bf" loext:opacity="100%"/>
    </style:style>
    <style:style style:name="T13" style:family="text">
      <style:text-properties fo:color="#abb2bf" loext:opacity="100%" fo:font-weight="normal"/>
    </style:style>
    <style:style style:name="T14" style:family="text">
      <style:text-properties fo:color="#abb2bf" loext:opacity="100%" fo:font-weight="normal" officeooo:rsid="00545654"/>
    </style:style>
    <style:style style:name="T15" style:family="text">
      <style:text-properties fo:color="#abb2bf" loext:opacity="100%" fo:font-style="normal" fo:font-weight="normal"/>
    </style:style>
    <style:style style:name="T16" style:family="text">
      <style:text-properties fo:color="#abb2bf" loext:opacity="100%" fo:font-style="normal" fo:font-weight="normal" officeooo:rsid="00545654"/>
    </style:style>
    <style:style style:name="T17" style:family="text">
      <style:text-properties fo:color="#abb2bf" loext:opacity="100%" fo:font-style="normal" style:text-underline-style="none" fo:font-weight="normal"/>
    </style:style>
    <style:style style:name="T18" style:family="text">
      <style:text-properties fo:color="#abb2bf" loext:opacity="100%" fo:font-style="normal" style:text-underline-style="none" fo:font-weight="normal" fo:background-color="transparent" loext:char-shading-value="0"/>
    </style:style>
    <style:style style:name="T19" style:family="text">
      <style:text-properties fo:color="#abb2bf" loext:opacity="100%" fo:font-style="normal" style:text-underline-style="none" fo:font-weight="normal" officeooo:rsid="00545654" fo:background-color="transparent" loext:char-shading-value="0"/>
    </style:style>
    <style:style style:name="T20" style:family="text">
      <style:text-properties fo:color="#abb2bf" loext:opacity="100%" fo:font-style="normal" style:text-underline-style="none" fo:font-weight="normal" officeooo:rsid="00545654"/>
    </style:style>
    <style:style style:name="T21" style:family="text">
      <style:text-properties fo:color="#abb2bf" loext:opacity="100%" officeooo:rsid="00545654"/>
    </style:style>
    <style:style style:name="T22" style:family="text">
      <style:text-properties fo:color="#e06c75" loext:opacity="100%"/>
    </style:style>
    <style:style style:name="T23" style:family="text">
      <style:text-properties fo:color="#e06c75" loext:opacity="100%" fo:font-weight="normal"/>
    </style:style>
    <style:style style:name="T24" style:family="text">
      <style:text-properties fo:color="#e06c75" loext:opacity="100%" fo:font-style="normal" fo:font-weight="normal"/>
    </style:style>
    <style:style style:name="T25" style:family="text">
      <style:text-properties fo:color="#e06c75" loext:opacity="100%" fo:font-style="normal" style:text-underline-style="none" fo:font-weight="normal"/>
    </style:style>
    <style:style style:name="T26" style:family="text">
      <style:text-properties fo:color="#e06c75" loext:opacity="100%" fo:font-style="normal" style:text-underline-style="none" fo:font-weight="normal" fo:background-color="transparent" loext:char-shading-value="0"/>
    </style:style>
    <style:style style:name="T27" style:family="text">
      <style:text-properties fo:color="#dddddd" loext:opacity="100%"/>
    </style:style>
    <style:style style:name="T28" style:family="text">
      <style:text-properties fo:color="#dddddd" loext:opacity="100%" fo:font-style="normal" style:text-underline-style="none" fo:font-weight="normal"/>
    </style:style>
    <style:style style:name="T29" style:family="text">
      <style:text-properties fo:color="#dddddd" loext:opacity="100%" fo:font-style="normal" style:text-underline-style="none" fo:font-weight="normal" fo:background-color="transparent" loext:char-shading-value="0"/>
    </style:style>
    <style:style style:name="T30" style:family="text">
      <style:text-properties fo:color="#dddddd" loext:opacity="100%" fo:font-style="normal" style:text-underline-style="none" fo:font-weight="normal" officeooo:rsid="00545654" fo:background-color="transparent" loext:char-shading-value="0"/>
    </style:style>
    <style:style style:name="T31" style:family="text">
      <style:text-properties fo:color="#dddddd" loext:opacity="100%" fo:font-style="normal" style:text-underline-style="none" fo:font-weight="normal" officeooo:rsid="00545654"/>
    </style:style>
    <style:style style:name="T32" style:family="text">
      <style:text-properties fo:color="#dddddd" loext:opacity="100%" fo:font-style="normal" fo:font-weight="normal"/>
    </style:style>
    <style:style style:name="T33" style:family="text">
      <style:text-properties fo:color="#dddddd" loext:opacity="100%" fo:font-style="normal" fo:font-weight="normal" officeooo:rsid="00545654"/>
    </style:style>
    <style:style style:name="T34" style:family="text">
      <style:text-properties fo:color="#dddddd" loext:opacity="100%" fo:font-weight="normal"/>
    </style:style>
    <style:style style:name="T35" style:family="text">
      <style:text-properties fo:color="#dddddd" loext:opacity="100%" fo:font-weight="normal" officeooo:rsid="00545654"/>
    </style:style>
    <style:style style:name="T36" style:family="text">
      <style:text-properties fo:color="#dddddd" loext:opacity="100%" officeooo:rsid="00545654"/>
    </style:style>
    <style:style style:name="T37" style:family="text">
      <style:text-properties fo:color="#8ec07c" loext:opacity="100%"/>
    </style:style>
    <style:style style:name="T38" style:family="text">
      <style:text-properties fo:color="#8ec07c" loext:opacity="100%" fo:font-weight="normal"/>
    </style:style>
    <style:style style:name="T39" style:family="text">
      <style:text-properties fo:color="#8ec07c" loext:opacity="100%" fo:font-style="normal" fo:font-weight="normal"/>
    </style:style>
    <style:style style:name="T40" style:family="text">
      <style:text-properties fo:color="#8ec07c" loext:opacity="100%" fo:font-style="normal" style:text-underline-style="none" fo:font-weight="normal"/>
    </style:style>
    <style:style style:name="T41" style:family="text">
      <style:text-properties fo:color="#8ec07c" loext:opacity="100%" fo:font-style="normal" style:text-underline-style="none" fo:font-weight="normal" fo:background-color="transparent" loext:char-shading-value="0"/>
    </style:style>
    <style:style style:name="T42" style:family="text">
      <style:text-properties fo:color="#fabd2f" loext:opacity="100%"/>
    </style:style>
    <style:style style:name="T43" style:family="text">
      <style:text-properties fo:color="#fabd2f" loext:opacity="100%" fo:font-weight="normal"/>
    </style:style>
    <style:style style:name="T44" style:family="text">
      <style:text-properties fo:color="#fabd2f" loext:opacity="100%" fo:font-style="normal" fo:font-weight="normal"/>
    </style:style>
    <style:style style:name="T45" style:family="text">
      <style:text-properties fo:color="#fabd2f" loext:opacity="100%" fo:font-style="normal" style:text-underline-style="none" fo:font-weight="normal"/>
    </style:style>
    <style:style style:name="T46" style:family="text">
      <style:text-properties fo:color="#fabd2f" loext:opacity="100%" fo:font-style="normal" style:text-underline-style="none" fo:font-weight="normal" fo:background-color="transparent" loext:char-shading-value="0"/>
    </style:style>
    <style:style style:name="T47" style:family="text">
      <style:text-properties fo:color="#b8bb26" loext:opacity="100%"/>
    </style:style>
    <style:style style:name="T48" style:family="text">
      <style:text-properties fo:color="#b8bb26" loext:opacity="100%" fo:font-weight="normal"/>
    </style:style>
    <style:style style:name="T49" style:family="text">
      <style:text-properties fo:color="#b8bb26" loext:opacity="100%" fo:font-style="normal" fo:font-weight="normal"/>
    </style:style>
    <style:style style:name="T50" style:family="text">
      <style:text-properties fo:color="#b8bb26" loext:opacity="100%" fo:font-style="normal" style:text-underline-style="none" fo:font-weight="normal"/>
    </style:style>
    <style:style style:name="T51" style:family="text">
      <style:text-properties fo:color="#b8bb26" loext:opacity="100%" fo:font-style="normal" style:text-underline-style="none" fo:font-weight="normal" fo:background-color="transparent" loext:char-shading-value="0"/>
    </style:style>
    <style:style style:name="T52" style:family="text">
      <style:text-properties fo:language="en" fo:country="US"/>
    </style:style>
    <style:style style:name="T53" style:family="text">
      <style:text-properties fo:font-variant="normal" fo:text-transform="none" fo:color="#212529" loext:opacity="100%" style:font-name="apple-system" fo:font-size="11.25pt" fo:letter-spacing="normal" fo:font-style="normal"/>
    </style:style>
    <style:style style:name="T54" style:family="text">
      <style:text-properties fo:font-variant="normal" fo:text-transform="none" fo:color="#212529" loext:opacity="100%" style:font-name="apple-system" fo:font-size="11.25pt" fo:letter-spacing="normal" fo:language="en" fo:country="US" fo:font-style="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IFP C<text:span text:style-name="T1">ésar Manrique.</text:span></text:p>
      <text:p text:style-name="P28"><text:bookmark-start text:name="Materia"/>Lenguajes de marcas y sistemas de gestión de información (DAW_LMSGI)<text:bookmark-end text:name="Materia"/></text:p>
      <text:p text:style-name="P6"/>
      <text:p text:style-name="P6"/>
      <text:p text:style-name="P6"/>
      <text:p text:style-name="P6"/>
      <text:p text:style-name="P5"/>
      <text:p text:style-name="P5"/>
      <text:p text:style-name="P13"/>
      <text:p text:style-name="P5"/>
      <text:p text:style-name="P3"><text:bookmark-start text:name="Nombre"/>Tarea para LMSGI01<text:bookmark-end text:name="Nombre"/></text:p>
      <text:p text:style-name="P10"/>
      <text:p text:style-name="P10"/>
      <text:p text:style-name="P10"/>
      <text:p text:style-name="P5"/>
      <text:p text:style-name="P5"/>
      <text:p text:style-name="P5"/>
      <text:p text:style-name="P5"/>
      <text:p text:style-name="P5"/>
      <text:p text:style-name="P5"/>
      <text:p text:style-name="P5"/>
      <text:p text:style-name="P5"/>
      <text:p text:style-name="P14"><text:bookmark-start text:name="autor"/><text:span text:style-name="T2">Juan Carlos Francisco Mesa</text:span><text:bookmark-end text:name="autor"/></text:p>
      <text:p text:style-name="P7"><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n10" text:anchor-type="char" svg:width="2.328cm" svg:height="0.82cm" draw:z-index="0"><draw:image xlink:href="Pictures/10000001000000580000001FC3BA3FA040348FB3.png" xlink:type="simple" xlink:show="embed" xlink:actuate="onLoad" draw:mime-type="image/png"/></draw:frame></text:p>
      <text:p text:style-name="P8"/>
      <text:p text:style-name="P8"/>
      <text:p text:style-name="P8">Esta obra está licenciada bajo la Licencia Creative Commons Atribución 4.0 Internacional. Para ver una copia de esta licencia, visite http://creativecommons.org/licenses/by/4.0/ o envíe una carta a Creative Commons, PO Box 1866, Mountain View, CA 94042, USA.</text:p>
      <text:p text:style-name="P11"><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2"><text:a xlink:type="simple" xlink:href="#__RefHeading___Toc1569_4226003634" text:style-name="Index_20_Link" text:visited-style-name="Index_20_Link">Actividades Propuestas<text:tab/>1</text:a></text:p>
          <text:p text:style-name="P18"><text:a xlink:type="simple" xlink:href="#__RefHeading___Toc983_1329698060" text:style-name="Index_20_Link" text:visited-style-name="Index_20_Link">1.- Indica por qué los siguientes ejemplos XML son incorrectos.<text:tab/>1</text:a></text:p>
          <text:p text:style-name="P19"><text:a xlink:type="simple" xlink:href="#__RefHeading___Toc985_1329698060" text:style-name="Index_20_Link" text:visited-style-name="Index_20_Link">Ejercicio 1a)<text:tab/>1</text:a></text:p>
          <text:p text:style-name="P20"><text:a xlink:type="simple" xlink:href="#__RefHeading___Toc987_1329698060" text:style-name="Index_20_Link" text:visited-style-name="Index_20_Link">Respuesta:<text:tab/>1</text:a></text:p>
          <text:p text:style-name="P19"><text:a xlink:type="simple" xlink:href="#__RefHeading___Toc989_1329698060" text:style-name="Index_20_Link" text:visited-style-name="Index_20_Link">Ejercicio 1b)<text:tab/>1</text:a></text:p>
          <text:p text:style-name="P20"><text:a xlink:type="simple" xlink:href="#__RefHeading___Toc991_1329698060" text:style-name="Index_20_Link" text:visited-style-name="Index_20_Link">Respuesta:<text:tab/>1</text:a></text:p>
          <text:p text:style-name="P19"><text:a xlink:type="simple" xlink:href="#__RefHeading___Toc993_1329698060" text:style-name="Index_20_Link" text:visited-style-name="Index_20_Link">Ejercicio 1c)<text:tab/>1</text:a></text:p>
          <text:p text:style-name="P20"><text:a xlink:type="simple" xlink:href="#__RefHeading___Toc995_1329698060" text:style-name="Index_20_Link" text:visited-style-name="Index_20_Link">Respuesta:<text:tab/>1</text:a></text:p>
          <text:p text:style-name="P19"><text:a xlink:type="simple" xlink:href="#__RefHeading___Toc997_1329698060" text:style-name="Index_20_Link" text:visited-style-name="Index_20_Link">Ejercicio 1d)<text:tab/>2</text:a></text:p>
          <text:p text:style-name="P20"><text:a xlink:type="simple" xlink:href="#__RefHeading___Toc999_1329698060" text:style-name="Index_20_Link" text:visited-style-name="Index_20_Link">Respuesta:<text:tab/>2</text:a></text:p>
          <text:p text:style-name="P19"><text:a xlink:type="simple" xlink:href="#__RefHeading___Toc1001_1329698060" text:style-name="Index_20_Link" text:visited-style-name="Index_20_Link">Ejercicio 1e)<text:tab/>2</text:a></text:p>
          <text:p text:style-name="P19"><text:a xlink:type="simple" xlink:href="#__RefHeading___Toc1003_1329698060" text:style-name="Index_20_Link" text:visited-style-name="Index_20_Link">Ejercicio 1f)<text:tab/>2</text:a></text:p>
          <text:p text:style-name="P20"><text:a xlink:type="simple" xlink:href="#__RefHeading___Toc1005_1329698060" text:style-name="Index_20_Link" text:visited-style-name="Index_20_Link">Respuesta:<text:tab/>2</text:a></text:p>
          <text:p text:style-name="P19"><text:a xlink:type="simple" xlink:href="#__RefHeading___Toc1007_1329698060" text:style-name="Index_20_Link" text:visited-style-name="Index_20_Link">Ejercicio 1g)<text:tab/>2</text:a></text:p>
          <text:p text:style-name="P20"><text:a xlink:type="simple" xlink:href="#__RefHeading___Toc1009_1329698060" text:style-name="Index_20_Link" text:visited-style-name="Index_20_Link">Respuesta:<text:tab/>2</text:a></text:p>
          <text:p text:style-name="P19"><text:a xlink:type="simple" xlink:href="#__RefHeading___Toc1011_1329698060" text:style-name="Index_20_Link" text:visited-style-name="Index_20_Link">Ejercicio 1h)<text:tab/>3</text:a></text:p>
          <text:p text:style-name="P20"><text:a xlink:type="simple" xlink:href="#__RefHeading___Toc1013_1329698060" text:style-name="Index_20_Link" text:visited-style-name="Index_20_Link">Respuesta:<text:tab/>3</text:a></text:p>
          <text:p text:style-name="P18"><text:a xlink:type="simple" xlink:href="#__RefHeading___Toc1015_1329698060" text:style-name="Index_20_Link" text:visited-style-name="Index_20_Link">Diseñar un documento válido en XML que permita estructurar la información de una agenda de teléfonos.<text:tab/>4</text:a></text:p>
        </text:index-body>
      </text:table-of-content>
      <text:p text:style-name="P9"/>
      <text:p text:style-name="P5"/>
      <text:p text:style-name="P5"/>
      <text:p text:style-name="P5"/>
      <text:p text:style-name="P5"/>
      <text:p text:style-name="P5"><text:line-break/></text:p>
      <text:h text:style-name="P21" text:outline-level="1"><text:bookmark-start text:name="__RefHeading___Toc1569_4226003634"/>Actividades Propuestas<text:bookmark-end text:name="__RefHeading___Toc1569_4226003634"/></text:h>
      <text:h text:style-name="Heading_20_2" text:outline-level="2"><text:bookmark-start text:name="__RefHeading___Toc983_1329698060"/>1.- Indica por qué <text:s/>los siguientes ejemplos XML son incorrectos.<text:bookmark-end text:name="__RefHeading___Toc983_1329698060"/></text:h>
      <text:h text:style-name="Heading_20_3" text:outline-level="3" text:is-list-header="true"><text:bookmark-start text:name="__RefHeading___Toc985_1329698060"/>Ejercicio 1a)<text:bookmark-end text:name="__RefHeading___Toc985_1329698060"/></text:h>
      <text:p text:style-name="Text_20_body"/>
      <text:p text:style-name="Text_20_body"><text:tab/>&lt;elemento&gt;Elemento 1&lt;/elemento&gt;</text:p>
      <text:p text:style-name="Text_20_body"><text:tab/>&lt;elemento&gt;Elemento 2&lt;/elemento&gt;</text:p>
      <text:p text:style-name="Text_20_body"/>
      <text:h text:style-name="Heading_20_4" text:outline-level="4"><text:bookmark-start text:name="__RefHeading___Toc987_1329698060"/>Respuesta:<text:bookmark-end text:name="__RefHeading___Toc987_1329698060"/></text:h>
      <text:p text:style-name="P38">En este ejercicio podemos observar la existencia de más de un elemento raiz.</text:p>
      <text:p text:style-name="Text_20_body"/>
      <text:h text:style-name="Heading_20_3" text:outline-level="3" text:is-list-header="true"><text:bookmark-start text:name="__RefHeading___Toc989_1329698060"/>Ejercicio 1b)<text:bookmark-end text:name="__RefHeading___Toc989_1329698060"/></text:h>
      <text:p text:style-name="Text_20_body"/>
      <text:p text:style-name="Text_20_body"><text:tab/>&lt;elemento&gt;Coche&lt;/ELEMENTO&gt;</text:p>
      <text:p text:style-name="Text_20_body"/>
      <text:h text:style-name="P22" text:outline-level="4"><text:bookmark-start text:name="__RefHeading___Toc991_1329698060"/>Respuesta:<text:bookmark-end text:name="__RefHeading___Toc991_1329698060"/></text:h>
      <text:p text:style-name="P39">En este ejercicio podemos observar <text:span text:style-name="T4">que la etiqueta de apertura está en minúsculas y la de cierre en mayúsculas</text:span>.</text:p>
      <text:p text:style-name="P38"/>
      <text:h text:style-name="Heading_20_3" text:outline-level="3" text:is-list-header="true"><text:bookmark-start text:name="__RefHeading___Toc993_1329698060"/>Ejercicio 1c)<text:bookmark-end text:name="__RefHeading___Toc993_1329698060"/></text:h>
      <text:p text:style-name="Text_20_body"/>
      <text:p text:style-name="Text_20_body"><text:tab/>&lt;negrita&gt;&lt;italica&gt;Texto XML&lt;/negrita&gt;&lt;/italica&gt;</text:p>
      <text:p text:style-name="Text_20_body"/>
      <text:h text:style-name="P23" text:outline-level="4"><text:bookmark-start text:name="__RefHeading___Toc995_1329698060"/>Respuesta:<text:bookmark-end text:name="__RefHeading___Toc995_1329698060"/></text:h>
      <text:p text:style-name="P40">En este ejercicio podemos observar <text:span text:style-name="T4">que las etiquetas están mal anidadas</text:span>.</text:p>
      <text:p text:style-name="P40"/>
      <text:h text:style-name="Heading_20_3" text:outline-level="3" text:is-list-header="true"><text:bookmark-start text:name="__RefHeading___Toc997_1329698060"/><text:soft-page-break/>Ejercicio 1d)<text:bookmark-end text:name="__RefHeading___Toc997_1329698060"/></text:h>
      <text:p text:style-name="Text_20_body"/>
      <text:p text:style-name="Text_20_body"><text:tab/>&lt;rango&gt;1 &lt; 5 &amp; 11 &gt; 7&lt;/rango&gt;</text:p>
      <text:p text:style-name="Text_20_body"/>
      <text:h text:style-name="P23" text:outline-level="4"><text:bookmark-start text:name="__RefHeading___Toc999_1329698060"/>Respuesta:<text:bookmark-end text:name="__RefHeading___Toc999_1329698060"/></text:h>
      <text:p text:style-name="P40">En este ejercicio <text:span text:style-name="T4">se usan caracteres especiales sin escapar.</text:span></text:p>
      <text:p text:style-name="Text_20_body"/>
      <text:h text:style-name="Heading_20_3" text:outline-level="3" text:is-list-header="true"><text:bookmark-start text:name="__RefHeading___Toc1001_1329698060"/>Ejercicio 1e)<text:bookmark-end text:name="__RefHeading___Toc1001_1329698060"/></text:h>
      <text:p text:style-name="Text_20_body"/>
      <text:p text:style-name="Text_20_body"><text:tab/>&lt;XMLfichero&gt;Marcas.xml&lt;/XMLfichero&gt; </text:p>
      <text:p text:style-name="Text_20_body"/>
      <text:p text:style-name="Text_20_body"/>
      <text:p text:style-name="Text_20_body"/>
      <text:h text:style-name="Heading_20_3" text:outline-level="3" text:is-list-header="true"><text:bookmark-start text:name="__RefHeading___Toc1003_1329698060"/>Ejercicio 1f)<text:bookmark-end text:name="__RefHeading___Toc1003_1329698060"/></text:h>
      <text:p text:style-name="Text_20_body"/>
      <text:p text:style-name="Text_20_body"><text:tab/>&lt;![CDATA[ &lt;[[aa]]&gt;]]&gt;</text:p>
      <text:p text:style-name="Text_20_body"/>
      <text:h text:style-name="P23" text:outline-level="4"><text:bookmark-start text:name="__RefHeading___Toc1005_1329698060"/>Respuesta:<text:bookmark-end text:name="__RefHeading___Toc1005_1329698060"/></text:h>
      <text:p text:style-name="P40"><text:span text:style-name="T4">En CDATA no puede incluir la cadena ]]&gt; (CDEnd) en el contenido, de lo contrario, el xml también se analizará incorrectamente.</text:span></text:p>
      <text:p text:style-name="Text_20_body"/>
      <text:h text:style-name="Heading_20_3" text:outline-level="3" text:is-list-header="true"><text:bookmark-start text:name="__RefHeading___Toc1007_1329698060"/>Ejercicio 1g)<text:bookmark-end text:name="__RefHeading___Toc1007_1329698060"/></text:h>
      <text:p text:style-name="Text_20_body"/>
      <text:p text:style-name="Text_20_body"><text:tab/>&lt;<text:a xlink:type="simple" xlink:href="mailto:user@uo" text:style-name="Internet_20_link" text:visited-style-name="Visited_20_Internet_20_Link">user@uo</text:a>&gt;Pedro@Empleados&lt;/user@guo&gt;</text:p>
      <text:p text:style-name="Text_20_body"/>
      <text:h text:style-name="P24" text:outline-level="4"><text:bookmark-start text:name="__RefHeading___Toc1009_1329698060"/>Respuesta:<text:bookmark-end text:name="__RefHeading___Toc1009_1329698060"/></text:h>
      <text:p text:style-name="P41"><text:span text:style-name="T5">Las etiquetas de apertura y cierre no coinciden</text:span><text:span text:style-name="T4">.</text:span></text:p>
      <text:h text:style-name="Heading_20_3" text:outline-level="3" text:is-list-header="true"><text:bookmark-start text:name="__RefHeading___Toc1011_1329698060"/><text:soft-page-break/>Ejercicio 1h)<text:bookmark-end text:name="__RefHeading___Toc1011_1329698060"/></text:h>
      <text:p text:style-name="Text_20_body"/>
      <text:p text:style-name="Text_20_body"><text:tab/>&lt;texto&gt;El titular de hoy se basa en esta &lt;subrayado&gt;noticia&lt;subrayado&gt;&lt;/texto&gt;</text:p>
      <text:p text:style-name="Text_20_body"/>
      <text:h text:style-name="P24" text:outline-level="4"><text:bookmark-start text:name="__RefHeading___Toc1013_1329698060"/>Respuesta:<text:bookmark-end text:name="__RefHeading___Toc1013_1329698060"/></text:h>
      <text:p text:style-name="P41"><text:span text:style-name="T5">La etiqueta subrayado no se cierra</text:span><text:span text:style-name="T4">.</text:span></text:p>
      <text:p text:style-name="P34"><text:a xlink:type="simple" xlink:href="#Índice" text:style-name="Internet_20_link" text:visited-style-name="Visited_20_Internet_20_Link"><text:span text:style-name="T6">Volver al índice</text:span></text:a></text:p>
      <text:p text:style-name="P29"/>
      <text:p text:style-name="P29"/>
      <text:h text:style-name="P16" text:outline-level="2"><text:bookmark-start text:name="__RefHeading___Toc1015_1329698060"/>Diseñar un documento válido en XML que permita estructurar la información de una agenda de teléfonos. <text:bookmark-end text:name="__RefHeading___Toc1015_1329698060"/></text:h>
      <text:p text:style-name="P32"><text:span text:style-name="T5">S</text:span>uponer que la información que podemos tener de una persona es su nombre y apellidos, su dirección y sus teléfonos, que pueden ser el teléfono de casa, el móvil y el teléfono del trabajo.</text:p>
      <text:p text:style-name="P32"/>
      <text:p text:style-name="P26">&lt;?xml version="1.0" encoding="UTF-8" standalone="yes"?&gt;</text:p>
      <text:p text:style-name="P26">&lt;!DOCTYPE agenda&gt;</text:p>
      <text:p text:style-name="P27">&lt;agenda&gt;</text:p>
      <text:p text:style-name="P25"><text:span text:style-name="T29"><text:s text:c="4"/></text:span><text:span text:style-name="T41">&lt;persona&gt;</text:span></text:p>
      <text:p text:style-name="P25"><text:span text:style-name="T29"><text:s text:c="8"/></text:span><text:span text:style-name="T41">&lt;nombre&gt;</text:span><text:span text:style-name="T30">Jhon</text:span><text:span text:style-name="T41">&lt;/nombre&gt;</text:span></text:p>
      <text:p text:style-name="P25"><text:span text:style-name="T29"><text:s text:c="8"/></text:span><text:span text:style-name="T41">&lt;apellido1&gt;</text:span><text:span text:style-name="T30">Doe</text:span><text:span text:style-name="T41">&lt;/apellido1&gt;</text:span></text:p>
      <text:p text:style-name="P25"><text:span text:style-name="T29"><text:s text:c="8"/></text:span><text:span text:style-name="T41">&lt;apellido2&gt;</text:span><text:span text:style-name="T30">Doe</text:span><text:span text:style-name="T41">&lt;/apellido2&gt;</text:span></text:p>
      <text:p text:style-name="P25"><text:span text:style-name="T29"><text:s text:c="8"/></text:span><text:span text:style-name="T41">&lt;direccion&gt;</text:span><text:span text:style-name="T30">Calle El espacio, 13</text:span><text:span text:style-name="T41">&lt;/direccion&gt;</text:span></text:p>
      <text:p text:style-name="P25"><text:span text:style-name="T29"><text:s text:c="8"/></text:span><text:span text:style-name="T41">&lt;telefonos&gt;</text:span></text:p>
      <text:p text:style-name="P25"><text:span text:style-name="T29"><text:s text:c="12"/></text:span><text:span text:style-name="T41">&lt;casa&gt;</text:span><text:span text:style-name="T30">555555555</text:span><text:span text:style-name="T41">&lt;/casa&gt;</text:span></text:p>
      <text:p text:style-name="P25"><text:span text:style-name="T29"><text:s text:c="12"/></text:span><text:span text:style-name="T41">&lt;movil&gt;</text:span><text:span text:style-name="T30">666666666</text:span><text:span text:style-name="T41">&lt;/movil&gt;</text:span></text:p>
      <text:p text:style-name="P25"><text:span text:style-name="T29"><text:s text:c="12"/></text:span><text:span text:style-name="T41">&lt;trabajo&gt;</text:span><text:span text:style-name="T30">777777777</text:span><text:span text:style-name="T41">&lt;/trabajo&gt;</text:span></text:p>
      <text:p text:style-name="P25"><text:span text:style-name="T29"><text:s text:c="8"/></text:span><text:span text:style-name="T41">&lt;/telefonos&gt;</text:span></text:p>
      <text:p text:style-name="P25"><text:span text:style-name="T29"><text:s text:c="4"/></text:span><text:span text:style-name="T41">&lt;/persona&gt;</text:span></text:p>
      <text:p text:style-name="P27">&lt;/agenda&gt;</text:p>
      <text:p text:style-name="P35"><text:a xlink:type="simple" xlink:href="#Índice" text:style-name="Internet_20_link" text:visited-style-name="Visited_20_Internet_20_Link"><text:span text:style-name="T6">Volver al índice</text:span></text:a></text:p>
      <text:p text:style-name="P29"/>
      <text:p text:style-name="P29"/>
      <text:h text:style-name="P16" text:outline-level="2">Diseñar un documento válido en XML que permita estructurar la información de las recetas de cocina de un restaurante y aplicarlo a la siguiente receta de cocina. </text:h>
      <text:p text:style-name="P33">Hay que hacerlo de modo que un sistema informático pueda realizar búsquedas por ingredientes, cantidad de comensales o nombre de la receta</text:p>
      <text:p text:style-name="P42"/>
      <text:p text:style-name="P43">Sopa de cebolla (4 personas)</text:p>
      <text:p text:style-name="P43">Ingredientes:</text:p>
      <text:p text:style-name="P43"/>
      <text:p text:style-name="P43">1 Kg. de cebollas.</text:p>
      <text:p text:style-name="P43">2 l. de caldo de carne.</text:p>
      <text:p text:style-name="P43">100 gr. mantequilla.</text:p>
      <text:p text:style-name="P43">1 cucharada de harina.</text:p>
      <text:p text:style-name="P43">100 gr. de queso emmental suizo o gruyére rallado.</text:p>
      <text:p text:style-name="P43">Pan tostado en rebanadas.</text:p>
      <text:p text:style-name="P43">Tomillo.</text:p>
      <text:p text:style-name="P43">1 hoja de laurel.</text:p>
      <text:p text:style-name="P43">Pimienta.</text:p>
      <text:p text:style-name="P43">Proceso:</text:p>
      <text:p text:style-name="P43"/>
      <text:p text:style-name="P43">Pelar y partir las cebollas en rodajas finas.</text:p>
      <text:p text:style-name="P43">Rehogarlas con la mantequilla, sal y pimienta a fuego lento hasta que estén transparentes sin dorarse.</text:p>
      <text:p text:style-name="P43">Añadir la harina sin dejar de remover.</text:p>
      <text:p text:style-name="P43">Ponerlo en una cazuela con el caldo, el tomillo y el laurel.</text:p>
      <text:p text:style-name="P43">Dejar cocer a fuego lento durante unos 15 minutos.</text:p>
      <text:p text:style-name="P43">Poner las rebanadas de pan encima, espolvorear el queso y gratinar al horno.</text:p>
      <text:p text:style-name="P29"/>
      <text:p text:style-name="P30"/>
      <text:p text:style-name="P46">&lt;?xml version="1.0" encoding="UTF-8" standalone="yes"?&gt;</text:p>
      <text:p text:style-name="P47"/>
      <text:p text:style-name="P46">&lt;!DOCTYPE sopa&gt;</text:p>
      <text:p text:style-name="P48">&lt;sopa&gt;</text:p>
      <text:p text:style-name="P45"><text:span text:style-name="T29"><text:s text:c="4"/></text:span><text:span text:style-name="T41">&lt;nombrePlato&gt;</text:span><text:span text:style-name="T29">Sopa de cebolla</text:span><text:span text:style-name="T41">&lt;/nombrePlato&gt;</text:span></text:p>
      <text:p text:style-name="P45"><text:span text:style-name="T29"><text:s text:c="4"/></text:span><text:span text:style-name="T41">&lt;comensales&gt;</text:span><text:span text:style-name="T29">4</text:span><text:span text:style-name="T41">&lt;/comensales&gt;</text:span></text:p>
      <text:p text:style-name="P45"><text:span text:style-name="T29"><text:s text:c="4"/></text:span><text:span text:style-name="T41">&lt;ingredientes&gt;</text:span></text:p>
      <text:p text:style-name="P45"><text:span text:style-name="T29"><text:s text:c="8"/></text:span><text:span text:style-name="T41">&lt;ingrediente&gt;</text:span></text:p>
      <text:p text:style-name="P45"><text:span text:style-name="T29"><text:s text:c="12"/></text:span><text:span text:style-name="T41">&lt;cantidad&gt;</text:span><text:span text:style-name="T29">1</text:span><text:span text:style-name="T41">&lt;/cantidad&gt;</text:span></text:p>
      <text:p text:style-name="P45"><text:span text:style-name="T29"><text:s text:c="12"/></text:span><text:span text:style-name="T41">&lt;unidad&gt;</text:span><text:span text:style-name="T29">kg</text:span><text:span text:style-name="T41">&lt;/unidad&gt;</text:span></text:p>
      <text:p text:style-name="P45"><text:span text:style-name="T29"><text:s text:c="12"/></text:span><text:span text:style-name="T41">&lt;nombreIngrediente&gt;</text:span><text:span text:style-name="T29">Cebollas</text:span><text:span text:style-name="T41">&lt;/nombreIngrediente&gt;</text:span></text:p>
      <text:p text:style-name="P45"><text:span text:style-name="T29"><text:s text:c="8"/></text:span><text:span text:style-name="T41">&lt;/ingrediente&gt;</text:span></text:p>
      <text:p text:style-name="P45"><text:span text:style-name="T29"><text:s text:c="8"/></text:span><text:span text:style-name="T41">&lt;ingrediente&gt;</text:span></text:p>
      <text:p text:style-name="P45"><text:span text:style-name="T29"><text:s text:c="12"/></text:span><text:span text:style-name="T41">&lt;cantidad&gt;</text:span><text:span text:style-name="T29">2</text:span><text:span text:style-name="T41">&lt;/cantidad&gt;</text:span></text:p>
      <text:p text:style-name="P45"><text:span text:style-name="T29"><text:s text:c="12"/></text:span><text:span text:style-name="T41">&lt;unidad&gt;</text:span><text:span text:style-name="T29">lt</text:span><text:span text:style-name="T41">&lt;/unidad&gt;</text:span></text:p>
      <text:p text:style-name="P45"><text:span text:style-name="T29"><text:s text:c="12"/></text:span><text:span text:style-name="T41">&lt;nombreIngrediente&gt;</text:span><text:span text:style-name="T29">Caldo de Carne</text:span><text:span text:style-name="T41">&lt;/nombreIngrediente&gt;</text:span></text:p>
      <text:p text:style-name="P45"><text:span text:style-name="T29"><text:s text:c="8"/></text:span><text:span text:style-name="T41">&lt;/ingrediente&gt;</text:span></text:p>
      <text:p text:style-name="P45"><text:span text:style-name="T29"><text:s text:c="8"/></text:span><text:span text:style-name="T41">&lt;ingrediente&gt;</text:span></text:p>
      <text:p text:style-name="P45"><text:span text:style-name="T29"><text:s text:c="12"/></text:span><text:span text:style-name="T41">&lt;cantidad&gt;</text:span><text:span text:style-name="T29">100</text:span><text:span text:style-name="T41">&lt;/cantidad&gt;</text:span></text:p>
      <text:p text:style-name="P45"><text:span text:style-name="T29"><text:s text:c="12"/></text:span><text:span text:style-name="T41">&lt;unidad&gt;</text:span><text:span text:style-name="T29">gr</text:span><text:span text:style-name="T41">&lt;/unidad&gt;</text:span></text:p>
      <text:p text:style-name="P45"><text:span text:style-name="T29"><text:s text:c="12"/></text:span><text:span text:style-name="T41">&lt;nombreIngrediente&gt;</text:span><text:span text:style-name="T29">Mantequilla</text:span><text:span text:style-name="T41">&lt;/nombreIngrediente&gt;</text:span></text:p>
      <text:p text:style-name="P45"><text:span text:style-name="T29"><text:s text:c="8"/></text:span><text:span text:style-name="T41">&lt;/ingrediente&gt;</text:span></text:p>
      <text:p text:style-name="P45"><text:span text:style-name="T29"><text:s text:c="8"/></text:span><text:span text:style-name="T41">&lt;ingrediente&gt;</text:span></text:p>
      <text:p text:style-name="P45"><text:span text:style-name="T29"><text:s text:c="12"/></text:span><text:span text:style-name="T41">&lt;cantidad&gt;</text:span><text:span text:style-name="T29">1</text:span><text:span text:style-name="T41">&lt;/cantidad&gt;</text:span></text:p>
      <text:p text:style-name="P45"><text:span text:style-name="T29"><text:s text:c="12"/></text:span><text:span text:style-name="T41">&lt;unidad&gt;</text:span><text:span text:style-name="T29">cucharada</text:span><text:span text:style-name="T41">&lt;/unidad&gt;</text:span></text:p>
      <text:p text:style-name="P45"><text:span text:style-name="T29"><text:s text:c="12"/></text:span><text:span text:style-name="T41">&lt;nombreIngrediente&gt;</text:span><text:span text:style-name="T29">Harina</text:span><text:span text:style-name="T41">&lt;/nombreIngrediente&gt;</text:span></text:p>
      <text:p text:style-name="P45"><text:span text:style-name="T29"><text:s text:c="8"/></text:span><text:span text:style-name="T41">&lt;/ingrediente&gt;</text:span></text:p>
      <text:p text:style-name="P45"><text:span text:style-name="T29"><text:s text:c="8"/></text:span><text:span text:style-name="T41">&lt;ingrediente&gt;</text:span></text:p>
      <text:p text:style-name="P45"><text:span text:style-name="T29"><text:s text:c="12"/></text:span><text:span text:style-name="T41">&lt;cantidad&gt;</text:span><text:span text:style-name="T29">100</text:span><text:span text:style-name="T41">&lt;/cantidad&gt;</text:span></text:p>
      <text:p text:style-name="P45"><text:span text:style-name="T29"><text:s text:c="12"/></text:span><text:span text:style-name="T41">&lt;unidad&gt;</text:span><text:span text:style-name="T29">gr</text:span><text:span text:style-name="T41">&lt;/unidad&gt;</text:span></text:p>
      <text:p text:style-name="P45"><text:span text:style-name="T29"><text:s text:c="2"/><text:tab/><text:tab/> <text:s text:c="2"/></text:span><text:span text:style-name="T41">&lt;nombreIngrediente&gt;</text:span><text:span text:style-name="T29">queso emmental suizo o gruyére rallado</text:span><text:span text:style-name="T41">&lt;/nombreIngrediente&gt;</text:span></text:p>
      <text:p text:style-name="P45"><text:span text:style-name="T29"><text:s text:c="8"/></text:span><text:span text:style-name="T41">&lt;/ingrediente&gt;</text:span></text:p>
      <text:p text:style-name="P45"><text:span text:style-name="T29"><text:s text:c="8"/></text:span><text:span text:style-name="T41">&lt;ingrediente&gt;</text:span></text:p>
      <text:p text:style-name="P45"><text:span text:style-name="T29"><text:s text:c="8"/><text:tab/> <text:s text:c="2"/></text:span><text:span text:style-name="T41">&lt;nombreIngrediente&gt;</text:span><text:span text:style-name="T29">Pan tostado en rebanadas.</text:span><text:span text:style-name="T41">&lt;/nombreIngrediente&gt;</text:span></text:p>
      <text:p text:style-name="P45"><text:span text:style-name="T29"><text:s text:c="8"/></text:span><text:span text:style-name="T41">&lt;/ingrediente&gt;</text:span></text:p>
      <text:p text:style-name="P45"><text:span text:style-name="T29"><text:s text:c="8"/></text:span><text:span text:style-name="T41">&lt;ingrediente&gt;</text:span></text:p>
      <text:p text:style-name="P45"><text:span text:style-name="T29"><text:s text:c="12"/></text:span><text:span text:style-name="T41">&lt;nombreIngrediente&gt;</text:span><text:span text:style-name="T29">Tomillo</text:span><text:span text:style-name="T41">&lt;/nombreIngrediente&gt;</text:span></text:p>
      <text:p text:style-name="P45"><text:span text:style-name="T29"><text:s text:c="8"/></text:span><text:span text:style-name="T41">&lt;/ingrediente&gt;</text:span></text:p>
      <text:p text:style-name="P45"><text:span text:style-name="T29"><text:s text:c="8"/></text:span><text:span text:style-name="T41">&lt;ingrediente&gt;</text:span></text:p>
      <text:p text:style-name="P45"><text:span text:style-name="T29"><text:s text:c="12"/></text:span><text:span text:style-name="T41">&lt;cantidad&gt;</text:span><text:span text:style-name="T29">1</text:span><text:span text:style-name="T41">&lt;/cantidad&gt;</text:span></text:p>
      <text:p text:style-name="P45"><text:span text:style-name="T29"><text:s text:c="12"/></text:span><text:span text:style-name="T41">&lt;unidad&gt;</text:span><text:span text:style-name="T29">hoja</text:span><text:span text:style-name="T41">&lt;/unidad&gt;</text:span></text:p>
      <text:p text:style-name="P45"><text:soft-page-break/><text:span text:style-name="T29"><text:s text:c="12"/></text:span><text:span text:style-name="T41">&lt;nombreIngrediente&gt;</text:span><text:span text:style-name="T29">Laurel</text:span><text:span text:style-name="T41">&lt;/nombreIngrediente&gt;</text:span></text:p>
      <text:p text:style-name="P45"><text:span text:style-name="T29"><text:s text:c="8"/></text:span><text:span text:style-name="T41">&lt;/ingrediente&gt;</text:span></text:p>
      <text:p text:style-name="P45"><text:span text:style-name="T29"><text:s text:c="8"/></text:span><text:span text:style-name="T41">&lt;ingrediente&gt;</text:span></text:p>
      <text:p text:style-name="P45"><text:span text:style-name="T29"><text:s text:c="12"/></text:span><text:span text:style-name="T41">&lt;nombreIngrediente&gt;</text:span><text:span text:style-name="T29">Pimienta</text:span><text:span text:style-name="T41">&lt;/nombreIngrediente&gt;</text:span></text:p>
      <text:p text:style-name="P45"><text:span text:style-name="T29"><text:s text:c="8"/></text:span><text:span text:style-name="T41">&lt;/ingrediente&gt;</text:span></text:p>
      <text:p text:style-name="P45"><text:span text:style-name="T29"><text:s text:c="4"/></text:span><text:span text:style-name="T41">&lt;/ingredientes&gt;</text:span></text:p>
      <text:p text:style-name="P45"><text:span text:style-name="T29"><text:s text:c="4"/></text:span><text:span text:style-name="T41">&lt;proceso&gt;</text:span></text:p>
      <text:p text:style-name="P45"><text:span text:style-name="T29"><text:s text:c="8"/></text:span><text:span text:style-name="T41">&lt;paso</text:span><text:span text:style-name="T29"> </text:span><text:span text:style-name="T46">orden=</text:span><text:span text:style-name="T51">"1"</text:span><text:span text:style-name="T41">&gt;</text:span><text:span text:style-name="T29">Pelar y partir las cebollas en rodajas finas.</text:span><text:span text:style-name="T41">&lt;/paso&gt;</text:span></text:p>
      <text:p text:style-name="P45"><text:span text:style-name="T29"><text:s text:c="8"/></text:span><text:span text:style-name="T41">&lt;paso</text:span><text:span text:style-name="T29"> </text:span><text:span text:style-name="T46">orden=</text:span><text:span text:style-name="T51">"2"</text:span><text:span text:style-name="T41">&gt;</text:span><text:span text:style-name="T29">Rehogarlas con la mantequilla, sal y pimienta a fuego lento hasta que estén transparentes sin dorarse.</text:span><text:span text:style-name="T41">&lt;/paso&gt;</text:span></text:p>
      <text:p text:style-name="P45"><text:span text:style-name="T29"><text:s text:c="8"/></text:span><text:span text:style-name="T41">&lt;paso</text:span><text:span text:style-name="T29"> </text:span><text:span text:style-name="T46">orden=</text:span><text:span text:style-name="T51">"3"</text:span><text:span text:style-name="T41">&gt;</text:span><text:span text:style-name="T29">Añadir la harina sin dejar de remover.</text:span><text:span text:style-name="T41">&lt;/paso&gt;</text:span></text:p>
      <text:p text:style-name="P45"><text:span text:style-name="T29"><text:s text:c="8"/></text:span><text:span text:style-name="T41">&lt;paso</text:span><text:span text:style-name="T29"> </text:span><text:span text:style-name="T46">orden=</text:span><text:span text:style-name="T51">"4"</text:span><text:span text:style-name="T41">&gt;</text:span><text:span text:style-name="T29">Ponerlo en una cazuela con el caldo, el tomillo y el laurel</text:span><text:span text:style-name="T41">&lt;/paso&gt;</text:span></text:p>
      <text:p text:style-name="P45"><text:span text:style-name="T29"><text:s text:c="8"/></text:span><text:span text:style-name="T41">&lt;paso</text:span><text:span text:style-name="T29"> </text:span><text:span text:style-name="T46">orden=</text:span><text:span text:style-name="T51">"5"</text:span><text:span text:style-name="T41">&gt;</text:span><text:span text:style-name="T29">Dejar cocer a fuego lento durante unos 15 minutos.</text:span><text:span text:style-name="T41">&lt;/paso&gt;</text:span></text:p>
      <text:p text:style-name="P45"><text:span text:style-name="T29"><text:s text:c="8"/></text:span><text:span text:style-name="T41">&lt;paso</text:span><text:span text:style-name="T29"> </text:span><text:span text:style-name="T46">orden=</text:span><text:span text:style-name="T51">"6"</text:span><text:span text:style-name="T41">&gt;</text:span><text:span text:style-name="T29">Poner las rebanadas de pan encima, espolvorear el queso y gratinar al horno.</text:span><text:span text:style-name="T41">&lt;/paso&gt;</text:span></text:p>
      <text:p text:style-name="P47"/>
      <text:p text:style-name="P45"><text:span text:style-name="T29"><text:s text:c="4"/></text:span><text:span text:style-name="T41">&lt;/proceso&gt;</text:span></text:p>
      <text:p text:style-name="P48">&lt;/sopa&gt;</text:p>
      <text:p text:style-name="P36"><text:a xlink:type="simple" xlink:href="#Índice" text:style-name="Internet_20_link" text:visited-style-name="Visited_20_Internet_20_Link"><text:span text:style-name="T6">Volver al índice</text:span></text:a></text:p>
      <text:p text:style-name="P29"/>
      <text:p text:style-name="P29"/>
      <text:p text:style-name="P29"/>
      <text:p text:style-name="P29"/>
      <text:p text:style-name="P29"/>
      <text:p text:style-name="P29"/>
      <text:p text:style-name="P29"/>
      <text:p text:style-name="P29"/>
      <text:p text:style-name="P31"/>
      <text:p text:style-name="P30">Diseñar un documento XML válido que permita estructurar la información para permitir su gestión informática de los alumnos de un modulo del ciclo formativo DAM. Aplicarlo al módulo de Lenguajes de Marcas y Sistemas de Gestión de Información sabiendo que tiene asignadas 4 horas semanales y es de carácter obligatorio. El modulo se imparte entre el 15 de septiembre de 2010 y el 30 de junio de 2011. Hay matriculados dos alumnos:</text:p>
      <text:p text:style-name="P29"><text:bookmark text:name="yui_3_17_2_1_1665622687429_43"/><text:span text:style-name="T53">Ana Fernández Gutiérrez con nif 16965696L teléfono 789654321 </text:span><text:span text:style-name="T54">email</text:span><text:span text:style-name="T53"> ana.fdezgtrrez@hotmail.com, su dirección es  El Percebe, 13 de Santander </text:span><text:span text:style-name="acronym"><text:span text:style-name="T53">CP</text:span></text:span><text:span text:style-name="T53"> 39302 No hay información sobre las faltas de asistencia o sus notas hasta el momento.</text:span></text:p>
      <text:list xml:id="list471022621" text:style-name="L1">
        <text:list-item>
          <text:p text:style-name="P37">Pepito Grillo con nif 98765432H teléfono 656566555 <text:span text:style-name="T52">email</text:span> yhyh@yahoo.com, su dirección es . El Pez, 5 de Suances CP 39401. Su nota es "apto" y no tiene faltas de asistencia</text:p>
        </text:list-item>
      </text:list>
      <text:p text:style-name="P29"/>
      <text:p text:style-name="P29"/>
      <text:p text:style-name="P29"/>
      <text:p text:style-name="P29"/>
      <text:p text:style-name="P29"/>
      <text:p text:style-name="P29"/>
      <text:p text:style-name="P29"/>
      <text:p text:style-name="P29"/>
      <text:p text:style-name="P31"/>
      <text:p text:style-name="P49"><text:a xlink:type="simple" xlink:href="#Índice" text:style-name="Internet_20_link" text:visited-style-name="Visited_20_Internet_20_Link"><text:span text:style-name="T3">Volver al índic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8f2a1"/>
      <style:paragraph-properties fo:margin-left="2cm" fo:margin-right="2cm" fo:margin-top="0cm" fo:margin-bottom="0cm" style:contextual-spacing="false" fo:text-indent="0cm" style:auto-text-indent="false" fo:background-color="#e8f2a1" fo:padding="0.15cm" fo:border="0.06pt solid #0000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9dd0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Tarea para LMSGI01</text:bookmark-ref></text:p>
        <text:p text:style-name="MP1"/>
        <text:p text:style-name="MP1"/>
      </style:header>
      <style:footer>
        <text:p text:style-name="MP2"><text:bookmark-ref text:reference-format="text" text:ref-name="autor">Juan Carlos Francisco Mesa</text:bookmark-ref></text:p>
        <text:p text:style-name="MP3"><text:page-number text:select-page="current">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1:09:43.086142087</meta:creation-date>
    <meta:editing-duration>PT7M33S</meta:editing-duration>
    <meta:editing-cycles>2</meta:editing-cycles>
    <meta:generator>LibreOffice/7.3.6.2$Linux_X86_64 LibreOffice_project/30$Build-2</meta:generator>
    <dc:title>informes Cesar Manrique</dc:title>
    <dc:date>2022-10-13T02:40:06.905241776</dc:date>
    <meta:document-statistic meta:table-count="0" meta:image-count="1" meta:object-count="0" meta:page-count="12" meta:paragraph-count="161" meta:word-count="799" meta:character-count="6630" meta:non-whitespace-character-count="5420"/>
    <meta:template xlink:type="simple" xlink:actuate="onRequest" xlink:title="informes Cesar Manrique" xlink:href="../../../../Plantillas/informes%20Cesar%20Manrique1.ott" meta:date="2022-10-13T01:09:41.986263273"/>
  </office:meta>
</office:document-meta>
</file>